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margin-bottom="0in" fo:line-height="100%"/>
      <style:text-properties fo:hyphenate="true"/>
    </style:style>
    <style:style style:name="T2" style:parent-style-name="Policepardéfaut" style:family="text">
      <style:text-properties style:font-name="Times New Roman" fo:font-weight="bold" style:font-weight-asian="bold" style:font-weight-complex="bold" fo:color="#000005" style:letter-kerning="false" fo:font-size="14pt" style:font-size-asian="14pt" style:font-size-complex="14pt"/>
    </style:style>
    <style:style style:name="P3" style:parent-style-name="Normal" style:family="paragraph">
      <style:paragraph-properties style:text-autospace="none" fo:margin-bottom="0in" fo:line-height="100%"/>
      <style:text-properties fo:hyphenate="true"/>
    </style:style>
    <style:style style:name="T4"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5" style:parent-style-name="Policepardéfaut" style:family="text">
      <style:text-properties style:font-name="Times New Roman" fo:color="#000005" style:letter-kerning="false" fo:font-size="12pt" style:font-size-asian="12pt" style:font-size-complex="12pt"/>
    </style:style>
    <style:style style:name="P6" style:parent-style-name="Normal" style:family="paragraph">
      <style:paragraph-properties style:text-autospace="none" fo:margin-bottom="0in" fo:line-height="100%"/>
      <style:text-properties fo:hyphenate="true"/>
    </style:style>
    <style:style style:name="T7"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8" style:parent-style-name="Policepardéfaut" style:family="text">
      <style:text-properties style:font-name="Times New Roman" fo:color="#000005" style:letter-kerning="false" fo:font-size="12pt" style:font-size-asian="12pt" style:font-size-complex="12pt"/>
    </style:style>
    <style:style style:name="P9" style:parent-style-name="Normal" style:family="paragraph">
      <style:paragraph-properties style:text-autospace="none" fo:margin-bottom="0in" fo:line-height="100%"/>
      <style:text-properties fo:hyphenate="true"/>
    </style:style>
    <style:style style:name="T10"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11" style:parent-style-name="Policepardéfaut" style:family="text">
      <style:text-properties style:font-name="Times New Roman" fo:color="#000005" style:letter-kerning="false" fo:font-size="12pt" style:font-size-asian="12pt" style:font-size-complex="12pt"/>
    </style:style>
    <style:style style:name="P12" style:parent-style-name="Normal" style:family="paragraph">
      <style:paragraph-properties style:text-autospace="none" fo:margin-bottom="0in" fo:line-height="100%"/>
      <style:text-properties fo:hyphenate="true"/>
    </style:style>
    <style:style style:name="T13"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14" style:parent-style-name="Policepardéfaut" style:family="text">
      <style:text-properties style:font-name="Times New Roman" fo:color="#000005" style:letter-kerning="false" fo:font-size="12pt" style:font-size-asian="12pt" style:font-size-complex="12pt"/>
    </style:style>
    <style:style style:name="T15" style:parent-style-name="Policepardéfaut" style:family="text">
      <style:text-properties style:font-name="Times New Roman" fo:color="#0070C1" style:letter-kerning="false" fo:font-size="12pt" style:font-size-asian="12pt" style:font-size-complex="12pt"/>
    </style:style>
    <style:style style:name="T16" style:parent-style-name="Policepardéfaut" style:family="text">
      <style:text-properties style:font-name="Times New Roman" fo:font-weight="bold" style:font-weight-asian="bold" style:font-weight-complex="bold" fo:color="#000000" style:letter-kerning="false" fo:font-size="12pt" style:font-size-asian="12pt" style:font-size-complex="12pt"/>
    </style:style>
    <style:style style:name="T17" style:parent-style-name="Policepardéfaut" style:family="text">
      <style:text-properties style:font-name="Times New Roman" fo:color="#000000" style:letter-kerning="false" fo:font-size="12pt" style:font-size-asian="12pt" style:font-size-complex="12pt"/>
    </style:style>
    <style:style style:name="T18" style:parent-style-name="Policepardéfaut" style:family="text">
      <style:text-properties style:font-name="Times New Roman" fo:color="#00B1F1" style:letter-kerning="false" fo:font-size="12pt" style:font-size-asian="12pt" style:font-size-complex="12pt"/>
    </style:style>
    <style:style style:name="P19" style:parent-style-name="Normal" style:family="paragraph">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20" style:parent-style-name="Policepardéfau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21" style:parent-style-name="Policepardéfaut" style:family="text">
      <style:text-properties style:font-name="Times New Roman" fo:font-size="12pt" style:font-size-asian="12pt" style:font-size-complex="12pt"/>
    </style:style>
    <style:style style:name="T22" style:parent-style-name="Policepardéfaut" style:family="text">
      <style:text-properties style:font-name="Times New Roman" fo:color="#212121" fo:letter-spacing="-0.0069in" fo:font-size="12pt" style:font-size-asian="12pt" style:font-size-complex="12pt"/>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paragraph-properties fo:text-align="justify"/>
      <style:text-properties style:font-name="Times New Roman" fo:font-size="12pt" style:font-size-asian="12pt" style:font-size-complex="12pt"/>
    </style:style>
    <style:style style:name="P26" style:parent-style-name="Normal" style:family="paragraph">
      <style:paragraph-properties fo:text-align="justify"/>
    </style:style>
    <style:style style:name="T27" style:parent-style-name="Policepardéfaut" style:family="text">
      <style:text-properties style:font-name="Times New Roman" fo:font-size="12pt" style:font-size-asian="12pt" style:font-size-complex="12pt"/>
    </style:style>
    <style:style style:name="T28" style:parent-style-name="Policepardéfaut" style:family="text">
      <style:text-properties style:font-name="Times New Roman" fo:font-weight="bold" style:font-weight-asian="bold" style:font-weight-complex="bold" fo:font-style="italic" style:font-style-asian="italic" style:font-style-complex="italic" fo:color="#000000" fo:font-size="12pt" style:font-size-asian="12pt" style:font-size-complex="12pt" fo:background-color="#FFFFFF"/>
    </style:style>
    <style:style style:name="T29" style:parent-style-name="Policepardéfaut" style:family="text">
      <style:text-properties style:font-name="Times New Roman" fo:font-weight="bold" style:font-weight-asian="bold" style:font-weight-complex="bold" fo:font-style="italic" style:font-style-asian="italic" style:font-style-complex="italic" fo:color="#000000" fo:font-size="12pt" style:font-size-asian="12pt" style:font-size-complex="12pt" fo:background-color="#FFFFFF"/>
    </style:style>
    <style:style style:name="T30" style:parent-style-name="Policepardéfaut" style:family="text">
      <style:text-properties style:font-name="Times New Roman" fo:font-weight="bold" style:font-weight-asian="bold" style:font-weight-complex="bold" fo:color="#000000" fo:font-size="12pt" style:font-size-asian="12pt" style:font-size-complex="12pt" fo:background-color="#FFFFFF"/>
    </style:style>
    <style:style style:name="T31" style:parent-style-name="Policepardéfaut" style:family="text">
      <style:text-properties style:font-name="Times New Roman" fo:color="#000000" fo:font-size="12pt" style:font-size-asian="12pt" style:font-size-complex="12pt" fo:background-color="#FFFFFF"/>
    </style:style>
    <style:style style:name="T32" style:parent-style-name="Policepardéfaut" style:family="text">
      <style:text-properties style:font-name="Times New Roman" fo:color="#000000" fo:font-size="12pt" style:font-size-asian="12pt" style:font-size-complex="12pt" fo:background-color="#FFFFFF"/>
    </style:style>
    <style:style style:name="T33" style:parent-style-name="Policepardéfaut" style:family="text">
      <style:text-properties style:font-name="Times New Roman" fo:color="#000000" fo:font-size="12pt" style:font-size-asian="12pt" style:font-size-complex="12pt" fo:background-color="#FFFFFF"/>
    </style:style>
    <style:style style:name="T34" style:parent-style-name="Policepardéfaut" style:family="text">
      <style:text-properties style:font-name="Times New Roman" fo:color="#000000" fo:font-size="12pt" style:font-size-asian="12pt" style:font-size-complex="12pt" fo:background-color="#FFFFFF"/>
    </style:style>
    <style:style style:name="T35" style:parent-style-name="Policepardéfaut" style:family="text">
      <style:text-properties style:font-name="Times New Roman" fo:font-size="12pt" style:font-size-asian="12pt" style:font-size-complex="12pt"/>
    </style:style>
    <style:style style:name="T36" style:parent-style-name="Policepardéfaut" style:family="text">
      <style:text-properties style:font-name="Times New Roman" fo:font-size="12pt" style:font-size-asian="12pt" style:font-size-complex="12pt"/>
    </style:style>
    <style:style style:name="P37" style:parent-style-name="Normal" style:family="paragraph">
      <style:paragraph-properties fo:text-align="justify"/>
      <style:text-properties style:font-name="Times New Roman" fo:font-size="12pt" style:font-size-asian="12pt" style:font-size-complex="12pt"/>
    </style:style>
    <style:style style:name="P38" style:parent-style-name="Normal" style:family="paragraph">
      <style:paragraph-properties fo:text-align="justify"/>
      <style:text-properties style:font-name="Times New Roman" fo:font-size="12pt" style:font-size-asian="12pt" style:font-size-complex="12pt"/>
    </style:style>
    <style:style style:name="P39" style:parent-style-name="Normal" style:family="paragraph">
      <style:paragraph-properties fo:text-align="justify"/>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P42" style:parent-style-name="Normal" style:family="paragraph">
      <style:paragraph-properties fo:text-align="center" fo:line-height="100%"/>
    </style:style>
    <style:style style:name="T43" style:parent-style-name="Policepardéfaut" style:family="text">
      <style:text-properties style:font-name="Times New Roman" fo:font-weight="bold" style:font-weight-asian="bold" style:font-weight-complex="bold"/>
    </style:style>
    <style:style style:name="T44" style:parent-style-name="Policepardéfaut" style:family="text">
      <style:text-properties style:font-name="Times New Roman" fo:font-weight="bold" style:font-weight-asian="bold" style:font-weight-complex="bold"/>
    </style:style>
    <style:style style:name="T45" style:parent-style-name="Policepardéfaut" style:family="text">
      <style:text-properties style:font-name="Times New Roman" fo:font-weight="bold" style:font-weight-asian="bold" style:font-weight-complex="bold"/>
    </style:style>
    <style:style style:name="T46" style:parent-style-name="Policepardéfaut" style:family="text">
      <style:text-properties style:font-name="Times New Roman" fo:font-weight="bold" style:font-weight-asian="bold" style:font-weight-complex="bold"/>
    </style:style>
  </office:automatic-styles>
  <office:body>
    <office:text text:use-soft-page-breaks="true">
      <text:p text:style-name="P1"><text:span text:style-name="T2">Ahmed Gueye</text:span></text:p>
      <text:p text:style-name="P3"><text:span text:style-name="T4">Adresse</text:span><text:span text:style-name="T5"><text:s/>: Arafat 1/Rufisque</text:span></text:p>
      <text:p text:style-name="P6"><text:span text:style-name="T7">BP</text:span><text:span text:style-name="T8"> : 20000</text:span></text:p>
      <text:p text:style-name="P9"><text:span text:style-name="T10">Nationalité<text:s/></text:span><text:span text:style-name="T11">: Sénégalaise</text:span></text:p>
      <text:p text:style-name="P12"><text:span text:style-name="T13">Email</text:span><text:span text:style-name="T14"><text:s/>:<text:s/></text:span><text:span text:style-name="T15">ahmed.gueye@ucad.edu.sn</text:span></text:p>
      <text:p text:style-name="Normal"><text:span text:style-name="T16">Téléphone<text:s/></text:span><text:span text:style-name="T17">:</text:span><text:span text:style-name="T18"><text:s/>(+221) 772509699</text:span></text:p>
      <text:p text:style-name="P19"/>
      <text:p text:style-name="Normal"><text:span text:style-name="T20">Objet</text:span><text:span text:style-name="T21"><text:s/>: Demande de Bourse pour le Programme ERASMUS<text:s/></text:span><text:span text:style-name="T22">Été/Automne 2024</text:span></text:p>
      <text:p text:style-name="P23"/>
      <text:p text:style-name="P24">Madame, Monsieur,</text:p>
      <text:p text:style-name="P25">Je me permets de vous adresser la présente lettre afin de manifester mon vif intérêt pour le programme de bourses ERASMUS pour l'année académique 2023-2024, tel que récemment annoncé. Actuellement inscrit en thèse de doctorat au Département de Physique à la Faculté des Sciences et Techniques de l'Université Cheikh Anta Diop de Dakar, Sénégal, je suis passionné par la recherche dans le domaine de conception des systèmes de mesure utilisant l’Internet des Objet (IoT) appliquée à l’environnement en particulier la pollution.</text:p>
      <text:p text:style-name="P26"><text:span text:style-name="T27">Mon projet de recherche actuel se concentre sur<text:s/></text:span><text:span text:style-name="T28">« Conception et mise en place des plateformes de mesure appliquées à<text:s/></text:span><text:span text:style-name="T29">l’environnement »</text:span><text:span text:style-name="T30">.</text:span><text:span text:style-name="T31"> </text:span><text:span text:style-name="T32">C’est dans<text:s/></text:span><text:span text:style-name="T33">ce<text:s/></text:span><text:span text:style-name="T34">contexte que<text:s/></text:span><text:span text:style-name="T35">n</text:span><text:span text:style-name="T36">ous avons conçu des stations de mesure de la pollution dans la région de Dakar. Une station fixe a été installée à l'École Supérieure de Dakar de l'Université Cheikh Anta Diop de Dakar pour surveiller en temps réel les variations des particules à travers une plateforme web. De plus, une station mobile a été déployée pour cartographier la pollution dans la région de Dakar. En parallèle, nous travaillons sur le développement de modèles de prédiction de la pollution en utilisant des techniques de machine Learning.</text:span></text:p>
      <text:p text:style-name="P37">Cette bourse me permettra de développer mes compétences en IoT et en machine Learning, afin de mettre en place des techniques plus performantes. Cela permettra aux dirigeants de formuler des politiques de prévention de la santé publique et de jouer un rôle dans la lutte contre le changement climatique.</text:p>
      <text:p text:style-name="P38">Le programme ERASMUS représente pour moi une opportunité exceptionnelle d'enrichir mon expérience académique en collaborant avec des institutions de renom au Canada et en Europe. Je suis convaincu que cette expérience internationale contribuera non seulement à mon développement académique mais aussi à l'enrichissement de mes compétences professionnelles.<text:s/></text:p>
      <text:p text:style-name="P39">Je souhaiterais ainsi solliciter le formulaire d'inscription ainsi que tout renseignement supplémentaire nécessaire pour compléter ma demande de bourse ERASMUS. Je suis prêt à fournir toute information supplémentaire requise et à participer à tout processus de sélection qui pourrait être mis en place.</text:p>
      <text:p text:style-name="P40">Je vous prie d'agréer, Madame, Monsieur, l'expression de mes salutations distinguées.</text:p>
      <text:p text:style-name="P41"/>
      <text:p text:style-name="P42"><text:span text:style-name="T43"><text:s text:c="109"/></text:span><text:span text:style-name="T44"><text:s text:c="11"/></text:span><text:span text:style-name="T45"><text:s/></text:span><text:span text:style-name="T46">Ahmed GUEY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igneAbdoulAziz NIANG</meta:initial-creator>
    <dc:creator>Ahmed GUEYE</dc:creator>
    <meta:creation-date>2023-11-06T22:28:00Z</meta:creation-date>
    <dc:date>2023-11-06T22:31:00Z</dc:date>
    <meta:print-date>2023-11-06T22:28:00Z</meta:print-date>
    <meta:template xlink:href="Normal" xlink:type="simple"/>
    <meta:editing-cycles>3</meta:editing-cycles>
    <meta:editing-duration>PT240S</meta:editing-duration>
    <meta:document-statistic meta:page-count="1" meta:paragraph-count="5" meta:word-count="403" meta:character-count="2615" meta:row-count="18" meta:non-whitespace-character-count="2217"/>
  </office:meta>
</office:document-meta>
</file>